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7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ff66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00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ff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ce4"/>
        <table:table-column table:style-name="co4" table:number-columns-repeated="1012" table:default-cell-style-name="ce4"/>
        <table:table-row table:style-name="ro1">
          <table:table-cell table:style-name="ce4"/>
          <table:table-cell table:style-name="ce8" office:value-type="string" calcext:value-type="string" table:number-columns-spanned="10" table:number-rows-spanned="1">
            <text:p>Numero de Features</text:p>
          </table:table-cell>
          <table:covered-table-cell table:number-columns-repeated="9"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2200" calcext:value-type="float">
            <text:p>12200</text:p>
          </table:table-cell>
          <table:table-cell table:style-name="ce4" office:value-type="float" office:value="13200" calcext:value-type="float">
            <text:p>13200</text:p>
          </table:table-cell>
          <table:table-cell table:style-name="ce4" office:value-type="float" office:value="13500" calcext:value-type="float">
            <text:p>13500</text:p>
          </table:table-cell>
          <table:table-cell table:style-name="ce4" office:value-type="float" office:value="13600" calcext:value-type="float">
            <text:p>13600</text:p>
          </table:table-cell>
          <table:table-cell table:style-name="ce4" office:value-type="float" office:value="13700" calcext:value-type="float">
            <text:p>13700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18000" calcext:value-type="float">
            <text:p>18000</text:p>
          </table:table-cell>
          <table:table-cell table:style-name="ce4" office:value-type="float" office:value="18300" calcext:value-type="float">
            <text:p>183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ratamento</text:p>
          </table:table-cell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1" office:value-type="string" calcext:value-type="string">
            <text:p>Sem upper case</text:p>
          </table:table-cell>
          <table:table-cell table:style-name="ce1" office:value-type="float" office:value="0.574105290175715" calcext:value-type="float">
            <text:p>0,574105290175715</text:p>
          </table:table-cell>
          <table:table-cell table:style-name="ce1" office:value-type="float" office:value="0.575635052435105" calcext:value-type="float">
            <text:p>0,575635052435105</text:p>
          </table:table-cell>
          <table:table-cell table:style-name="ce1" office:value-type="float" office:value="0.575481560344459" calcext:value-type="float">
            <text:p>0,575481560344459</text:p>
          </table:table-cell>
          <table:table-cell table:style-name="ce1" office:value-type="float" office:value="0.574915782724744" calcext:value-type="float">
            <text:p>0,574915782724744</text:p>
          </table:table-cell>
          <table:table-cell table:style-name="ce1" office:value-type="float" office:value="0.574871571688735" calcext:value-type="float">
            <text:p>0,574871571688735</text:p>
          </table:table-cell>
          <table:table-cell table:style-name="ce1" office:value-type="float" office:value="0.574724291381802" calcext:value-type="float">
            <text:p>0,574724291381802</text:p>
          </table:table-cell>
          <table:table-cell table:style-name="ce1" office:value-type="float" office:value="0.576373661480248" calcext:value-type="float">
            <text:p>0,576373661480248</text:p>
          </table:table-cell>
          <table:table-cell table:style-name="ce1" office:value-type="float" office:value="0.57568183814774" calcext:value-type="float">
            <text:p>0,57568183814774</text:p>
          </table:table-cell>
          <table:table-cell table:style-name="ce12" office:value-type="float" office:value="0.577297520479943" calcext:value-type="float">
            <text:p>0,577297520479943</text:p>
          </table:table-cell>
          <table:table-cell table:style-name="ce1" office:value-type="float" office:value="0.576621046502077" calcext:value-type="float">
            <text:p>0,576621046502077</text:p>
          </table:table-cell>
          <table:table-cell table:formula="of:=MAX([.B4:.K4])" office:value-type="float" office:value="0.577297520479943" calcext:value-type="float">
            <text:p>0,5772975204799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2">
          <table:table-cell table:style-name="ce1" office:value-type="string" calcext:value-type="string">
            <text:p>Sem tags e Sem upper case</text:p>
          </table:table-cell>
          <table:table-cell table:style-name="ce1" office:value-type="float" office:value="0.574105290175715" calcext:value-type="float">
            <text:p>0,574105290175715</text:p>
          </table:table-cell>
          <table:table-cell table:style-name="ce1" office:value-type="float" office:value="0.575635052435105" calcext:value-type="float">
            <text:p>0,575635052435105</text:p>
          </table:table-cell>
          <table:table-cell table:style-name="ce1" office:value-type="float" office:value="0.575481560344459" calcext:value-type="float">
            <text:p>0,575481560344459</text:p>
          </table:table-cell>
          <table:table-cell table:style-name="ce1" office:value-type="float" office:value="0.574915782724744" calcext:value-type="float">
            <text:p>0,574915782724744</text:p>
          </table:table-cell>
          <table:table-cell table:style-name="ce1" office:value-type="float" office:value="0.574871571688735" calcext:value-type="float">
            <text:p>0,574871571688735</text:p>
          </table:table-cell>
          <table:table-cell table:style-name="ce1" office:value-type="float" office:value="0.574724291381802" calcext:value-type="float">
            <text:p>0,574724291381802</text:p>
          </table:table-cell>
          <table:table-cell table:style-name="ce1" office:value-type="float" office:value="0.576373661480248" calcext:value-type="float">
            <text:p>0,576373661480248</text:p>
          </table:table-cell>
          <table:table-cell table:style-name="ce1" office:value-type="float" office:value="0.57568183814774" calcext:value-type="float">
            <text:p>0,57568183814774</text:p>
          </table:table-cell>
          <table:table-cell table:style-name="ce12" office:value-type="float" office:value="0.577297520479943" calcext:value-type="float">
            <text:p>0,577297520479943</text:p>
          </table:table-cell>
          <table:table-cell table:style-name="ce1" office:value-type="float" office:value="0.576621046502077" calcext:value-type="float">
            <text:p>0,576621046502077</text:p>
          </table:table-cell>
          <table:table-cell table:formula="of:=MAX([.B6:.K6])" office:value-type="float" office:value="0.577297520479943" calcext:value-type="float">
            <text:p>0,5772975204799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em tags, Sem upper case e Sem asc des</text:p>
          </table:table-cell>
          <table:table-cell table:style-name="ce2" office:value-type="float" office:value="0.573355181973087" calcext:value-type="float">
            <text:p>0,573355181973087</text:p>
          </table:table-cell>
          <table:table-cell table:style-name="ce2" office:value-type="float" office:value="0.57451074654821" calcext:value-type="float">
            <text:p>0,57451074654821</text:p>
          </table:table-cell>
          <table:table-cell table:style-name="ce2" office:value-type="float" office:value="0.574182716418335" calcext:value-type="float">
            <text:p>0,574182716418335</text:p>
          </table:table-cell>
          <table:table-cell table:style-name="ce2" office:value-type="float" office:value="0.573776639988586" calcext:value-type="float">
            <text:p>0,573776639988586</text:p>
          </table:table-cell>
          <table:table-cell table:style-name="ce2" office:value-type="float" office:value="0.573144298673964" calcext:value-type="float">
            <text:p>0,573144298673964</text:p>
          </table:table-cell>
          <table:table-cell table:style-name="ce2" office:value-type="float" office:value="0.574406922744051" calcext:value-type="float">
            <text:p>0,574406922744051</text:p>
          </table:table-cell>
          <table:table-cell table:style-name="ce11" office:value-type="float" office:value="0.57531708361109" calcext:value-type="float">
            <text:p>0,57531708361109</text:p>
          </table:table-cell>
          <table:table-cell table:style-name="ce2" office:value-type="float" office:value="0.574777880537044" calcext:value-type="float">
            <text:p>0,574777880537044</text:p>
          </table:table-cell>
          <table:table-cell table:style-name="ce2" office:value-type="float" office:value="0.574149133526956" calcext:value-type="float">
            <text:p>0,574149133526956</text:p>
          </table:table-cell>
          <table:table-cell table:style-name="ce2" office:value-type="float" office:value="0.574595917883413" calcext:value-type="float">
            <text:p>0,574595917883413</text:p>
          </table:table-cell>
          <table:table-cell table:formula="of:=MAX([.B8:.K8])" office:value-type="float" office:value="0.57531708361109" calcext:value-type="float">
            <text:p>0,5753170836110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style-name="ce2" office:value-type="string" calcext:value-type="string">
            <text:p>Sem tags, Sem upper case e Sem stop</text:p>
          </table:table-cell>
          <table:table-cell table:style-name="ce2" office:value-type="float" office:value="0.573355181973087" calcext:value-type="float">
            <text:p>0,573355181973087</text:p>
          </table:table-cell>
          <table:table-cell table:style-name="ce2" office:value-type="float" office:value="0.57451074654821" calcext:value-type="float">
            <text:p>0,57451074654821</text:p>
          </table:table-cell>
          <table:table-cell table:style-name="ce2" office:value-type="float" office:value="0.574182716418335" calcext:value-type="float">
            <text:p>0,574182716418335</text:p>
          </table:table-cell>
          <table:table-cell table:style-name="ce2" office:value-type="float" office:value="0.573776639988586" calcext:value-type="float">
            <text:p>0,573776639988586</text:p>
          </table:table-cell>
          <table:table-cell table:style-name="ce2" office:value-type="float" office:value="0.573144298673964" calcext:value-type="float">
            <text:p>0,573144298673964</text:p>
          </table:table-cell>
          <table:table-cell table:style-name="ce2" office:value-type="float" office:value="0.574406922744051" calcext:value-type="float">
            <text:p>0,574406922744051</text:p>
          </table:table-cell>
          <table:table-cell table:style-name="ce11" office:value-type="float" office:value="0.57531708361109" calcext:value-type="float">
            <text:p>0,57531708361109</text:p>
          </table:table-cell>
          <table:table-cell table:style-name="ce2" office:value-type="float" office:value="0.574777880537044" calcext:value-type="float">
            <text:p>0,574777880537044</text:p>
          </table:table-cell>
          <table:table-cell table:style-name="ce2" office:value-type="float" office:value="0.574149133526956" calcext:value-type="float">
            <text:p>0,574149133526956</text:p>
          </table:table-cell>
          <table:table-cell table:style-name="ce2" office:value-type="float" office:value="0.574595917883413" calcext:value-type="float">
            <text:p>0,574595917883413</text:p>
          </table:table-cell>
          <table:table-cell table:formula="of:=MAX([.B10:.K10])" office:value-type="float" office:value="0.57531708361109" calcext:value-type="float">
            <text:p>0,575317083611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em tags, Sem upper case, Sem asc des e Sem stop</text:p>
          </table:table-cell>
          <table:table-cell table:style-name="ce2" office:value-type="float" office:value="0.573355181973087" calcext:value-type="float">
            <text:p>0,573355181973087</text:p>
          </table:table-cell>
          <table:table-cell table:style-name="ce2" office:value-type="float" office:value="0.57451074654821" calcext:value-type="float">
            <text:p>0,57451074654821</text:p>
          </table:table-cell>
          <table:table-cell table:style-name="ce2" office:value-type="float" office:value="0.574182716418335" calcext:value-type="float">
            <text:p>0,574182716418335</text:p>
          </table:table-cell>
          <table:table-cell table:style-name="ce2" office:value-type="float" office:value="0.573776639988586" calcext:value-type="float">
            <text:p>0,573776639988586</text:p>
          </table:table-cell>
          <table:table-cell table:style-name="ce2" office:value-type="float" office:value="0.573144298673964" calcext:value-type="float">
            <text:p>0,573144298673964</text:p>
          </table:table-cell>
          <table:table-cell table:style-name="ce2" office:value-type="float" office:value="0.574406922744051" calcext:value-type="float">
            <text:p>0,574406922744051</text:p>
          </table:table-cell>
          <table:table-cell table:style-name="ce11" office:value-type="float" office:value="0.57531708361109" calcext:value-type="float">
            <text:p>0,57531708361109</text:p>
          </table:table-cell>
          <table:table-cell table:style-name="ce2" office:value-type="float" office:value="0.574777880537044" calcext:value-type="float">
            <text:p>0,574777880537044</text:p>
          </table:table-cell>
          <table:table-cell table:style-name="ce2" office:value-type="float" office:value="0.574149133526956" calcext:value-type="float">
            <text:p>0,574149133526956</text:p>
          </table:table-cell>
          <table:table-cell table:style-name="ce2" office:value-type="float" office:value="0.574595917883413" calcext:value-type="float">
            <text:p>0,574595917883413</text:p>
          </table:table-cell>
          <table:table-cell table:formula="of:=MAX([.B12:.K12])" office:value-type="float" office:value="0.57531708361109" calcext:value-type="float">
            <text:p>0,575317083611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em tags, Sem upper case e Sem stemm</text:p>
          </table:table-cell>
          <table:table-cell table:style-name="ce3" office:value-type="float" office:value="0.572869416190285" calcext:value-type="float">
            <text:p>0,572869416190285</text:p>
          </table:table-cell>
          <table:table-cell table:style-name="ce3" office:value-type="float" office:value="0.568949962924524" calcext:value-type="float">
            <text:p>0,568949962924524</text:p>
          </table:table-cell>
          <table:table-cell table:style-name="ce3" office:value-type="float" office:value="0.572454408708807" calcext:value-type="float">
            <text:p>0,572454408708807</text:p>
          </table:table-cell>
          <table:table-cell table:style-name="ce3" office:value-type="float" office:value="0.573280260905843" calcext:value-type="float">
            <text:p>0,573280260905843</text:p>
          </table:table-cell>
          <table:table-cell table:style-name="ce9" office:value-type="float" office:value="0.573330961774186" calcext:value-type="float">
            <text:p>0,573330961774186</text:p>
          </table:table-cell>
          <table:table-cell table:style-name="ce3" office:value-type="float" office:value="0.571662126444235" calcext:value-type="float">
            <text:p>0,571662126444235</text:p>
          </table:table-cell>
          <table:table-cell table:style-name="ce3" office:value-type="float" office:value="0.569836564875352" calcext:value-type="float">
            <text:p>0,569836564875352</text:p>
          </table:table-cell>
          <table:table-cell table:style-name="ce3" office:value-type="float" office:value="0.571753384872143" calcext:value-type="float">
            <text:p>0,571753384872143</text:p>
          </table:table-cell>
          <table:table-cell table:style-name="ce3" office:value-type="float" office:value="0.570663622538451" calcext:value-type="float">
            <text:p>0,570663622538451</text:p>
          </table:table-cell>
          <table:table-cell table:style-name="ce3" office:value-type="float" office:value="0.567363901655275" calcext:value-type="float">
            <text:p>0,567363901655275</text:p>
          </table:table-cell>
          <table:table-cell table:formula="of:=MAX([.B14:.K14])" office:value-type="float" office:value="0.573330961774186" calcext:value-type="float">
            <text:p>0,57333096177418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<text:s text:c="4"/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m tags, Sem upper case, Sem asc des, Sem stop e Sem stemm</text:p>
          </table:table-cell>
          <table:table-cell table:style-name="ce3" office:value-type="float" office:value="0.572869416190285" calcext:value-type="float">
            <text:p>0,572869416190285</text:p>
          </table:table-cell>
          <table:table-cell table:style-name="ce3" office:value-type="float" office:value="0.568949962924524" calcext:value-type="float">
            <text:p>0,568949962924524</text:p>
          </table:table-cell>
          <table:table-cell table:style-name="ce3" office:value-type="float" office:value="0.572454408708807" calcext:value-type="float">
            <text:p>0,572454408708807</text:p>
          </table:table-cell>
          <table:table-cell table:style-name="ce3" office:value-type="float" office:value="0.573280260905843" calcext:value-type="float">
            <text:p>0,573280260905843</text:p>
          </table:table-cell>
          <table:table-cell table:style-name="ce9" office:value-type="float" office:value="0.573330961774186" calcext:value-type="float">
            <text:p>0,573330961774186</text:p>
          </table:table-cell>
          <table:table-cell table:style-name="ce3" office:value-type="float" office:value="0.571662126444235" calcext:value-type="float">
            <text:p>0,571662126444235</text:p>
          </table:table-cell>
          <table:table-cell table:style-name="ce3" office:value-type="float" office:value="0.569836564875352" calcext:value-type="float">
            <text:p>0,569836564875352</text:p>
          </table:table-cell>
          <table:table-cell table:style-name="ce3" office:value-type="float" office:value="0.571753384872143" calcext:value-type="float">
            <text:p>0,571753384872143</text:p>
          </table:table-cell>
          <table:table-cell table:style-name="ce3" office:value-type="float" office:value="0.570663622538451" calcext:value-type="float">
            <text:p>0,570663622538451</text:p>
          </table:table-cell>
          <table:table-cell table:style-name="ce3" office:value-type="float" office:value="0.567363901655275" calcext:value-type="float">
            <text:p>0,567363901655275</text:p>
          </table:table-cell>
          <table:table-cell table:formula="of:=MAX([.B16:.K16])" office:value-type="float" office:value="0.573330961774186" calcext:value-type="float">
            <text:p>0,573330961774186</text:p>
          </table:table-cell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Default" table:number-columns-repeated="1013"/>
        </table:table-row>
        <table:table-row table:style-name="ro1">
          <table:table-cell office:value-type="string" calcext:value-type="string">
            <text:p>As linhas com a mesma cor possuem os mesmos resultados</text:p>
          </table:table-cell>
          <table:table-cell table:number-columns-repeated="10"/>
          <table:table-cell table:style-name="Default" table:number-columns-repeated="1013"/>
        </table:table-row>
        <table:table-row table:style-name="ro1">
          <table:table-cell office:value-type="string" calcext:value-type="string">
            <text:p>Os resultados em negrito são os maiores de cada linha</text:p>
          </table:table-cell>
          <table:table-cell table:number-columns-repeated="10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6:02:12.415948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6:34:05.818901703</dc:date>
    <meta:editing-duration>PT8M25S</meta:editing-duration>
    <meta:editing-cycles>2</meta:editing-cycles>
    <meta:generator>LibreOffice/5.3.1.2$Linux_X86_64 LibreOffice_project/30m0$Build-2</meta:generator>
    <meta:document-statistic meta:table-count="1" meta:cell-count="99" meta:object-count="0"/>
  </office:meta>
</office:document-meta>
</file>